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21315__20998__20301_" style:data-style-name="N48">
      <style:table-cell-properties fo:border="thin solid #000000"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2">
      <style:table-cell-properties fo:border="thin solid #000000"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49">
      <style:table-cell-properties fo:border="thin solid #000000" style:vertical-align="automatic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3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48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18" style:family="table-cell" style:parent-style-name="Default" style:data-style-name="N2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19" style:family="table-cell" style:parent-style-name="Default" style:data-style-name="N4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5405cm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3.64066666666667cm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3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3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59957" table:style-name="ce11">
            <text:p>259,957</text:p>
          </table:table-cell>
          <table:table-cell office:value-type="float" office:value="127151" table:style-name="ce11">
            <text:p>127,151</text:p>
          </table:table-cell>
          <table:table-cell office:value-type="float" office:value="1624" table:style-name="ce11">
            <text:p>1,624</text:p>
          </table:table-cell>
          <table:table-cell office:value-type="float" office:value="1067" table:style-name="ce11">
            <text:p>1,067</text:p>
          </table:table-cell>
          <table:table-cell office:value-type="float" office:value="166457" table:style-name="ce12">
            <text:p><text:s/>166,457<text:s/></text:p>
          </table:table-cell>
          <table:table-cell office:value-type="float" office:value="40723" table:style-name="ce11">
            <text:p>40,723</text:p>
          </table:table-cell>
          <table:table-cell office:value-type="float" office:value="845784" table:style-name="ce11">
            <text:p>845,784</text:p>
          </table:table-cell>
          <table:table-cell office:value-type="float" office:value="496" table:style-name="ce11">
            <text:p>496</text:p>
          </table:table-cell>
          <table:table-cell office:value-type="float" office:value="0.17" table:style-name="ce13">
            <text:p>0.17</text:p>
          </table:table-cell>
          <table:table-cell office:value-type="float" office:value="0.11" table:style-name="ce13">
            <text:p>0.11</text:p>
          </table:table-cell>
          <table:table-cell office:value-type="float" office:value="744.82" table:style-name="ce14">
            <text:p>744.82</text:p>
          </table:table-cell>
          <table:table-cell office:value-type="float" office:value="299" table:style-name="ce11">
            <text:p>299</text:p>
          </table:table-cell>
          <table:table-cell office:value-type="float" office:value="1812" table:style-name="ce12">
            <text:p><text:s/>1,81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17616" table:style-name="ce11">
            <text:p>317,616</text:p>
          </table:table-cell>
          <table:table-cell office:value-type="float" office:value="147260" table:style-name="ce11">
            <text:p>147,260</text:p>
          </table:table-cell>
          <table:table-cell office:value-type="float" office:value="1777" table:style-name="ce11">
            <text:p>1,777</text:p>
          </table:table-cell>
          <table:table-cell office:value-type="float" office:value="3647" table:style-name="ce11">
            <text:p>3,647</text:p>
          </table:table-cell>
          <table:table-cell office:value-type="float" office:value="325560" table:style-name="ce12">
            <text:p><text:s/>325,560<text:s/></text:p>
          </table:table-cell>
          <table:table-cell office:value-type="float" office:value="77723" table:style-name="ce11">
            <text:p>77,723</text:p>
          </table:table-cell>
          <table:table-cell office:value-type="float" office:value="793300" table:style-name="ce11">
            <text:p>793,300</text:p>
          </table:table-cell>
          <table:table-cell office:value-type="float" office:value="518" table:style-name="ce11">
            <text:p>518</text:p>
          </table:table-cell>
          <table:table-cell office:value-type="float" office:value="0.38" table:style-name="ce13">
            <text:p>0.38</text:p>
          </table:table-cell>
          <table:table-cell office:value-type="float" office:value="0.36" table:style-name="ce13">
            <text:p>0.36</text:p>
          </table:table-cell>
          <table:table-cell office:value-type="float" office:value="724.53" table:style-name="ce14">
            <text:p>724.53</text:p>
          </table:table-cell>
          <table:table-cell office:value-type="float" office:value="1806" table:style-name="ce11">
            <text:p>1,806</text:p>
          </table:table-cell>
          <table:table-cell office:value-type="float" office:value="5298" table:style-name="ce12">
            <text:p><text:s/>5,298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90593" table:style-name="ce11">
            <text:p>690,593</text:p>
          </table:table-cell>
          <table:table-cell office:value-type="float" office:value="398030" table:style-name="ce11">
            <text:p>398,030</text:p>
          </table:table-cell>
          <table:table-cell office:value-type="float" office:value="7014" table:style-name="ce11">
            <text:p>7,014</text:p>
          </table:table-cell>
          <table:table-cell office:value-type="float" office:value="6367" table:style-name="ce11">
            <text:p>6,367</text:p>
          </table:table-cell>
          <table:table-cell office:value-type="float" office:value="927538" table:style-name="ce12">
            <text:p><text:s/>927,538<text:s/></text:p>
          </table:table-cell>
          <table:table-cell office:value-type="float" office:value="614154" table:style-name="ce11">
            <text:p>614,154</text:p>
          </table:table-cell>
          <table:table-cell office:value-type="float" office:value="3843879" table:style-name="ce11">
            <text:p>3,843,879</text:p>
          </table:table-cell>
          <table:table-cell office:value-type="float" office:value="1964" table:style-name="ce11">
            <text:p>1,964</text:p>
          </table:table-cell>
          <table:table-cell office:value-type="float" office:value="0.19" table:style-name="ce13">
            <text:p>0.19</text:p>
          </table:table-cell>
          <table:table-cell office:value-type="float" office:value="0.17" table:style-name="ce13">
            <text:p>0.17</text:p>
          </table:table-cell>
          <table:table-cell office:value-type="float" office:value="467.66" table:style-name="ce14">
            <text:p>467.66</text:p>
          </table:table-cell>
          <table:table-cell office:value-type="float" office:value="5369" table:style-name="ce11">
            <text:p>5,369</text:p>
          </table:table-cell>
          <table:table-cell office:value-type="float" office:value="15942" table:style-name="ce12">
            <text:p><text:s/>15,94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37657" table:style-name="ce11">
            <text:p>1,537,657</text:p>
          </table:table-cell>
          <table:table-cell office:value-type="float" office:value="962672" table:style-name="ce11">
            <text:p>962,672</text:p>
          </table:table-cell>
          <table:table-cell office:value-type="float" office:value="18133" table:style-name="ce11">
            <text:p>18,133</text:p>
          </table:table-cell>
          <table:table-cell office:value-type="float" office:value="54930" table:style-name="ce11">
            <text:p>54,930</text:p>
          </table:table-cell>
          <table:table-cell office:value-type="float" office:value="1313605" table:style-name="ce12">
            <text:p><text:s/>1,313,605<text:s/></text:p>
          </table:table-cell>
          <table:table-cell office:value-type="float" office:value="2100648" table:style-name="ce11">
            <text:p>2,100,648</text:p>
          </table:table-cell>
          <table:table-cell office:value-type="float" office:value="6524366" table:style-name="ce11">
            <text:p>6,524,366</text:p>
          </table:table-cell>
          <table:table-cell office:value-type="float" office:value="6402" table:style-name="ce11">
            <text:p>6,402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877.38" table:style-name="ce14">
            <text:p>877.38</text:p>
          </table:table-cell>
          <table:table-cell office:value-type="float" office:value="7342" table:style-name="ce11">
            <text:p>7,342</text:p>
          </table:table-cell>
          <table:table-cell office:value-type="float" office:value="22002" table:style-name="ce12">
            <text:p><text:s/>22,00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4125" table:style-name="ce11">
            <text:p>1,074,125</text:p>
          </table:table-cell>
          <table:table-cell office:value-type="float" office:value="831731" table:style-name="ce11">
            <text:p>831,731</text:p>
          </table:table-cell>
          <table:table-cell office:value-type="float" office:value="14108" table:style-name="ce11">
            <text:p>14,108</text:p>
          </table:table-cell>
          <table:table-cell office:value-type="float" office:value="7786" table:style-name="ce11">
            <text:p>7,786</text:p>
          </table:table-cell>
          <table:table-cell office:value-type="float" office:value="1087064" table:style-name="ce12">
            <text:p><text:s/>1,087,064<text:s/></text:p>
          </table:table-cell>
          <table:table-cell office:value-type="float" office:value="4049712" table:style-name="ce11">
            <text:p>4,049,712</text:p>
          </table:table-cell>
          <table:table-cell office:value-type="float" office:value="4971634" table:style-name="ce11">
            <text:p>4,971,634</text:p>
          </table:table-cell>
          <table:table-cell office:value-type="float" office:value="1481" table:style-name="ce11">
            <text:p>1,481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434.33" table:style-name="ce14">
            <text:p>434.33</text:p>
          </table:table-cell>
          <table:table-cell office:value-type="float" office:value="16523" table:style-name="ce11">
            <text:p>16,523</text:p>
          </table:table-cell>
          <table:table-cell office:value-type="float" office:value="16523" table:style-name="ce12">
            <text:p><text:s/>16,523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35350" table:style-name="ce11">
            <text:p>635,350</text:p>
          </table:table-cell>
          <table:table-cell office:value-type="float" office:value="292145" table:style-name="ce11">
            <text:p>292,145</text:p>
          </table:table-cell>
          <table:table-cell office:value-type="float" office:value="17928" table:style-name="ce11">
            <text:p>17,928</text:p>
          </table:table-cell>
          <table:table-cell office:value-type="float" office:value="7965" table:style-name="ce11">
            <text:p>7,965</text:p>
          </table:table-cell>
          <table:table-cell office:value-type="float" office:value="342729" table:style-name="ce12">
            <text:p><text:s/>342,729<text:s/></text:p>
          </table:table-cell>
          <table:table-cell office:value-type="float" office:value="594094" table:style-name="ce11">
            <text:p>594,094</text:p>
          </table:table-cell>
          <table:table-cell office:value-type="float" office:value="1837607" table:style-name="ce11">
            <text:p>1,837,607</text:p>
          </table:table-cell>
          <table:table-cell office:value-type="float" office:value="905" table:style-name="ce11">
            <text:p>905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863.27" table:style-name="ce14">
            <text:p>863.27</text:p>
          </table:table-cell>
          <table:table-cell office:value-type="float" office:value="1399" table:style-name="ce11">
            <text:p>1,399</text:p>
          </table:table-cell>
          <table:table-cell office:value-type="float" office:value="5377" table:style-name="ce12">
            <text:p><text:s/>5,377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78309" table:style-name="ce11">
            <text:p>478,309</text:p>
          </table:table-cell>
          <table:table-cell office:value-type="float" office:value="213379" table:style-name="ce11">
            <text:p>213,379</text:p>
          </table:table-cell>
          <table:table-cell office:value-type="float" office:value="2481" table:style-name="ce11">
            <text:p>2,481</text:p>
          </table:table-cell>
          <table:table-cell office:value-type="float" office:value="4643" table:style-name="ce11">
            <text:p>4,643</text:p>
          </table:table-cell>
          <table:table-cell office:value-type="float" office:value="627080" table:style-name="ce12">
            <text:p><text:s/>627,080<text:s/></text:p>
          </table:table-cell>
          <table:table-cell office:value-type="float" office:value="1879173" table:style-name="ce11">
            <text:p>1,879,173</text:p>
          </table:table-cell>
          <table:table-cell office:value-type="float" office:value="1704846" table:style-name="ce11">
            <text:p>1,704,846</text:p>
          </table:table-cell>
          <table:table-cell office:value-type="float" office:value="5352" table:style-name="ce11">
            <text:p>5,352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22" table:style-name="ce13">
            <text:p>0.22</text:p>
          </table:table-cell>
          <table:table-cell office:value-type="float" office:value="620.91999999999996" table:style-name="ce14">
            <text:p>620.92</text:p>
          </table:table-cell>
          <table:table-cell office:value-type="float" office:value="6742" table:style-name="ce11">
            <text:p>6,742</text:p>
          </table:table-cell>
          <table:table-cell office:value-type="float" office:value="10876" table:style-name="ce12">
            <text:p><text:s/>10,876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346864" table:style-name="ce11">
            <text:p>7,346,864</text:p>
          </table:table-cell>
          <table:table-cell office:value-type="float" office:value="5608654" table:style-name="ce11">
            <text:p>5,608,654</text:p>
          </table:table-cell>
          <table:table-cell office:value-type="float" office:value="58321" table:style-name="ce11">
            <text:p>58,321</text:p>
          </table:table-cell>
          <table:table-cell office:value-type="float" office:value="22558" table:style-name="ce11">
            <text:p>22,558</text:p>
          </table:table-cell>
          <table:table-cell office:value-type="float" office:value="9179289" table:style-name="ce12">
            <text:p><text:s/>9,179,289<text:s/></text:p>
          </table:table-cell>
          <table:table-cell office:value-type="float" office:value="32043194" table:style-name="ce11">
            <text:p>32,043,194</text:p>
          </table:table-cell>
          <table:table-cell office:value-type="float" office:value="45910163" table:style-name="ce11">
            <text:p>45,910,163</text:p>
          </table:table-cell>
          <table:table-cell office:value-type="float" office:value="101394" table:style-name="ce11">
            <text:p>101,394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1238.3599999999999" table:style-name="ce14">
            <text:p>1,238.36</text:p>
          </table:table-cell>
          <table:table-cell office:value-type="float" office:value="50494" table:style-name="ce11">
            <text:p>50,494</text:p>
          </table:table-cell>
          <table:table-cell office:value-type="float" office:value="155966" table:style-name="ce12">
            <text:p><text:s/>155,966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255505" table:style-name="ce11">
            <text:p>7,255,505</text:p>
          </table:table-cell>
          <table:table-cell office:value-type="float" office:value="4683326" table:style-name="ce11">
            <text:p>4,683,326</text:p>
          </table:table-cell>
          <table:table-cell office:value-type="float" office:value="62266" table:style-name="ce11">
            <text:p>62,266</text:p>
          </table:table-cell>
          <table:table-cell office:value-type="float" office:value="29344" table:style-name="ce11">
            <text:p>29,344</text:p>
          </table:table-cell>
          <table:table-cell office:value-type="float" office:value="18592095" table:style-name="ce12">
            <text:p><text:s/>18,592,095<text:s/></text:p>
          </table:table-cell>
          <table:table-cell office:value-type="float" office:value="22829896" table:style-name="ce11">
            <text:p>22,829,896</text:p>
          </table:table-cell>
          <table:table-cell office:value-type="float" office:value="53335214" table:style-name="ce11">
            <text:p>53,335,214</text:p>
          </table:table-cell>
          <table:table-cell office:value-type="float" office:value="215989" table:style-name="ce11">
            <text:p>215,989</text:p>
          </table:table-cell>
          <table:table-cell office:value-type="float" office:value="0.26" table:style-name="ce13">
            <text:p>0.26</text:p>
          </table:table-cell>
          <table:table-cell office:value-type="float" office:value="0" table:style-name="ce13">
            <text:p>0.00</text:p>
          </table:table-cell>
          <table:table-cell office:value-type="float" office:value="1163.73" table:style-name="ce14">
            <text:p>1,163.73</text:p>
          </table:table-cell>
          <table:table-cell office:value-type="float" office:value="77713" table:style-name="ce11">
            <text:p>77,713</text:p>
          </table:table-cell>
          <table:table-cell office:value-type="float" office:value="229474" table:style-name="ce12">
            <text:p><text:s/>229,47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822" table:style-name="ce11">
            <text:p>9,822</text:p>
          </table:table-cell>
          <table:table-cell office:value-type="float" office:value="4348" table:style-name="ce11">
            <text:p>4,348</text:p>
          </table:table-cell>
          <table:table-cell office:value-type="float" office:value="12" table:style-name="ce11">
            <text:p>12</text:p>
          </table:table-cell>
          <table:table-cell office:value-type="float" office:value="46" table:style-name="ce11">
            <text:p>46</text:p>
          </table:table-cell>
          <table:table-cell office:value-type="float" office:value="13865" table:style-name="ce12">
            <text:p><text:s/>13,865<text:s/></text:p>
          </table:table-cell>
          <table:table-cell office:value-type="float" office:value="522" table:style-name="ce11">
            <text:p>522</text:p>
          </table:table-cell>
          <table:table-cell office:value-type="float" office:value="169336" table:style-name="ce11">
            <text:p>169,336</text:p>
          </table:table-cell>
          <table:table-cell office:value-type="float" office:value="69" table:style-name="ce11">
            <text:p>69</text:p>
          </table:table-cell>
          <table:table-cell office:value-type="float" office:value="0.67" table:style-name="ce13">
            <text:p>0.67</text:p>
          </table:table-cell>
          <table:table-cell office:value-type="float" office:value="0.67" table:style-name="ce13">
            <text:p>0.67</text:p>
          </table:table-cell>
          <table:table-cell office:value-type="float" office:value="187.24" table:style-name="ce14">
            <text:p>187.24</text:p>
          </table:table-cell>
          <table:table-cell office:value-type="float" office:value="0" table:style-name="ce11">
            <text:p>0</text:p>
          </table:table-cell>
          <table:table-cell office:value-type="float" office:value="34" table:style-name="ce12">
            <text:p><text:s/>3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56779" table:style-name="ce11">
            <text:p>1,156,779</text:p>
          </table:table-cell>
          <table:table-cell office:value-type="float" office:value="654338" table:style-name="ce11">
            <text:p>654,338</text:p>
          </table:table-cell>
          <table:table-cell office:value-type="float" office:value="6908" table:style-name="ce11">
            <text:p>6,908</text:p>
          </table:table-cell>
          <table:table-cell office:value-type="float" office:value="5535" table:style-name="ce11">
            <text:p>5,535</text:p>
          </table:table-cell>
          <table:table-cell office:value-type="float" office:value="1671993" table:style-name="ce12">
            <text:p><text:s/>1,671,993<text:s/></text:p>
          </table:table-cell>
          <table:table-cell office:value-type="float" office:value="2837842" table:style-name="ce11">
            <text:p>2,837,842</text:p>
          </table:table-cell>
          <table:table-cell office:value-type="float" office:value="4229187" table:style-name="ce11">
            <text:p>4,229,187</text:p>
          </table:table-cell>
          <table:table-cell office:value-type="float" office:value="11960" table:style-name="ce11">
            <text:p>11,960</text:p>
          </table:table-cell>
          <table:table-cell office:value-type="float" office:value="0.23" table:style-name="ce13">
            <text:p>0.23</text:p>
          </table:table-cell>
          <table:table-cell office:value-type="float" office:value="0.02" table:style-name="ce13">
            <text:p>0.02</text:p>
          </table:table-cell>
          <table:table-cell office:value-type="float" office:value="668.24" table:style-name="ce14">
            <text:p>668.24</text:p>
          </table:table-cell>
          <table:table-cell office:value-type="float" office:value="9801" table:style-name="ce11">
            <text:p>9,801</text:p>
          </table:table-cell>
          <table:table-cell office:value-type="float" office:value="28816" table:style-name="ce12">
            <text:p><text:s/>28,816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417" table:style-name="ce11">
            <text:p>20,417</text:p>
          </table:table-cell>
          <table:table-cell office:value-type="float" office:value="12861" table:style-name="ce11">
            <text:p>12,861</text:p>
          </table:table-cell>
          <table:table-cell office:value-type="float" office:value="366" table:style-name="ce11">
            <text:p>366</text:p>
          </table:table-cell>
          <table:table-cell office:value-type="float" office:value="435" table:style-name="ce11">
            <text:p>435</text:p>
          </table:table-cell>
          <table:table-cell office:value-type="float" office:value="0" table:style-name="ce15">
            <text:p>0<text:s/></text:p>
          </table:table-cell>
          <table:table-cell office:value-type="float" office:value="0" table:style-name="ce11">
            <text:p>0</text:p>
          </table:table-cell>
          <table:table-cell office:value-type="float" office:value="513287" table:style-name="ce11">
            <text:p>513,287</text:p>
          </table:table-cell>
          <table:table-cell office:value-type="float" office:value="60" table:style-name="ce11">
            <text:p>60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" table:style-name="ce13">
            <text:p>0.00</text:p>
          </table:table-cell>
          <table:table-cell office:value-type="float" office:value="175.08" table:style-name="ce14">
            <text:p>175.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5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798" table:style-name="ce11">
            <text:p>168,798</text:p>
          </table:table-cell>
          <table:table-cell office:value-type="float" office:value="95619" table:style-name="ce11">
            <text:p>95,619</text:p>
          </table:table-cell>
          <table:table-cell office:value-type="float" office:value="675" table:style-name="ce11">
            <text:p>675</text:p>
          </table:table-cell>
          <table:table-cell office:value-type="float" office:value="1106" table:style-name="ce11">
            <text:p>1,106</text:p>
          </table:table-cell>
          <table:table-cell office:value-type="float" office:value="262957" table:style-name="ce12">
            <text:p><text:s/>262,957<text:s/></text:p>
          </table:table-cell>
          <table:table-cell office:value-type="float" office:value="127101" table:style-name="ce11">
            <text:p>127,101</text:p>
          </table:table-cell>
          <table:table-cell office:value-type="float" office:value="909668" table:style-name="ce11">
            <text:p>909,668</text:p>
          </table:table-cell>
          <table:table-cell office:value-type="float" office:value="1349" table:style-name="ce11">
            <text:p>1,349</text:p>
          </table:table-cell>
          <table:table-cell office:value-type="float" office:value="0.08" table:style-name="ce13">
            <text:p>0.08</text:p>
          </table:table-cell>
          <table:table-cell office:value-type="float" office:value="0.03" table:style-name="ce13">
            <text:p>0.03</text:p>
          </table:table-cell>
          <table:table-cell office:value-type="float" office:value="353.94" table:style-name="ce14">
            <text:p>353.94</text:p>
          </table:table-cell>
          <table:table-cell office:value-type="float" office:value="3692" table:style-name="ce11">
            <text:p>3,692</text:p>
          </table:table-cell>
          <table:table-cell office:value-type="float" office:value="3692" table:style-name="ce15">
            <text:p>3,69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3879" table:style-name="ce11">
            <text:p>283,879</text:p>
          </table:table-cell>
          <table:table-cell office:value-type="float" office:value="185604" table:style-name="ce11">
            <text:p>185,604</text:p>
          </table:table-cell>
          <table:table-cell office:value-type="float" office:value="3993" table:style-name="ce11">
            <text:p>3,993</text:p>
          </table:table-cell>
          <table:table-cell office:value-type="float" office:value="4478" table:style-name="ce11">
            <text:p>4,478</text:p>
          </table:table-cell>
          <table:table-cell office:value-type="float" office:value="886975" table:style-name="ce12">
            <text:p><text:s/>886,975<text:s/></text:p>
          </table:table-cell>
          <table:table-cell office:value-type="float" office:value="626924" table:style-name="ce11">
            <text:p>626,924</text:p>
          </table:table-cell>
          <table:table-cell office:value-type="float" office:value="1707842" table:style-name="ce11">
            <text:p>1,707,842</text:p>
          </table:table-cell>
          <table:table-cell office:value-type="float" office:value="3705" table:style-name="ce11">
            <text:p>3,705</text:p>
          </table:table-cell>
          <table:table-cell office:value-type="float" office:value="0.23" table:style-name="ce13">
            <text:p>0.23</text:p>
          </table:table-cell>
          <table:table-cell office:value-type="float" office:value="0" table:style-name="ce13">
            <text:p>0.00</text:p>
          </table:table-cell>
          <table:table-cell office:value-type="float" office:value="799.76" table:style-name="ce14">
            <text:p>799.76</text:p>
          </table:table-cell>
          <table:table-cell office:value-type="float" office:value="3583" table:style-name="ce11">
            <text:p>3,583</text:p>
          </table:table-cell>
          <table:table-cell office:value-type="float" office:value="11894" table:style-name="ce15">
            <text:p>11,89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8473" table:style-name="ce11">
            <text:p>168,473</text:p>
          </table:table-cell>
          <table:table-cell office:value-type="float" office:value="82370" table:style-name="ce11">
            <text:p>82,370</text:p>
          </table:table-cell>
          <table:table-cell office:value-type="float" office:value="1941" table:style-name="ce11">
            <text:p>1,941</text:p>
          </table:table-cell>
          <table:table-cell office:value-type="float" office:value="687" table:style-name="ce11">
            <text:p>687</text:p>
          </table:table-cell>
          <table:table-cell office:value-type="float" office:value="209529" table:style-name="ce12">
            <text:p><text:s/>209,529<text:s/></text:p>
          </table:table-cell>
          <table:table-cell office:value-type="float" office:value="46880" table:style-name="ce11">
            <text:p>46,880</text:p>
          </table:table-cell>
          <table:table-cell office:value-type="float" office:value="621414" table:style-name="ce11">
            <text:p>621,414</text:p>
          </table:table-cell>
          <table:table-cell office:value-type="float" office:value="205" table:style-name="ce11">
            <text:p>205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1298.49" table:style-name="ce14">
            <text:p>1,298.49</text:p>
          </table:table-cell>
          <table:table-cell office:value-type="float" office:value="1442" table:style-name="ce11">
            <text:p>1,442</text:p>
          </table:table-cell>
          <table:table-cell office:value-type="float" office:value="4672" table:style-name="ce15">
            <text:p>4,67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25382" table:style-name="ce11">
            <text:p>725,382</text:p>
          </table:table-cell>
          <table:table-cell office:value-type="float" office:value="478201" table:style-name="ce11">
            <text:p>478,201</text:p>
          </table:table-cell>
          <table:table-cell office:value-type="float" office:value="12296" table:style-name="ce11">
            <text:p>12,296</text:p>
          </table:table-cell>
          <table:table-cell office:value-type="float" office:value="9071" table:style-name="ce11">
            <text:p>9,071</text:p>
          </table:table-cell>
          <table:table-cell office:value-type="float" office:value="1837384" table:style-name="ce12">
            <text:p><text:s/>1,837,384<text:s/></text:p>
          </table:table-cell>
          <table:table-cell office:value-type="float" office:value="1397785" table:style-name="ce11">
            <text:p>1,397,785</text:p>
          </table:table-cell>
          <table:table-cell office:value-type="float" office:value="7547747" table:style-name="ce11">
            <text:p>7,547,747</text:p>
          </table:table-cell>
          <table:table-cell office:value-type="float" office:value="17302" table:style-name="ce11">
            <text:p>17,302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0" table:style-name="ce13">
            <text:p>0.00</text:p>
          </table:table-cell>
          <table:table-cell office:value-type="float" office:value="1118.8699999999999" table:style-name="ce14">
            <text:p>1,118.87</text:p>
          </table:table-cell>
          <table:table-cell office:value-type="float" office:value="10154" table:style-name="ce11">
            <text:p>10,154</text:p>
          </table:table-cell>
          <table:table-cell office:value-type="float" office:value="27700" table:style-name="ce15">
            <text:p>27,70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022" table:style-name="ce11">
            <text:p>9,022</text:p>
          </table:table-cell>
          <table:table-cell office:value-type="float" office:value="4843" table:style-name="ce11">
            <text:p>4,843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7295" table:style-name="ce12">
            <text:p><text:s/>7,295<text:s/></text:p>
          </table:table-cell>
          <table:table-cell office:value-type="float" office:value="2369" table:style-name="ce11">
            <text:p>2,369</text:p>
          </table:table-cell>
          <table:table-cell office:value-type="float" office:value="43856" table:style-name="ce11">
            <text:p>43,856</text:p>
          </table:table-cell>
          <table:table-cell office:value-type="float" office:value="0" table:style-name="ce11">
            <text:p>0</text:p>
          </table:table-cell>
          <table:table-cell office:value-type="float" office:value="0.39" table:style-name="ce13">
            <text:p>0.39</text:p>
          </table:table-cell>
          <table:table-cell office:value-type="float" office:value="0" table:style-name="ce13">
            <text:p>0.00</text:p>
          </table:table-cell>
          <table:table-cell office:value-type="float" office:value="446.99" table:style-name="ce14">
            <text:p>446.9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5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8687" table:style-name="ce11">
            <text:p>1,078,687</text:p>
          </table:table-cell>
          <table:table-cell office:value-type="float" office:value="600652" table:style-name="ce11">
            <text:p>600,652</text:p>
          </table:table-cell>
          <table:table-cell office:value-type="float" office:value="9108" table:style-name="ce11">
            <text:p>9,108</text:p>
          </table:table-cell>
          <table:table-cell office:value-type="float" office:value="6734" table:style-name="ce11">
            <text:p>6,734</text:p>
          </table:table-cell>
          <table:table-cell office:value-type="float" office:value="1613921" table:style-name="ce12">
            <text:p><text:s/>1,613,921<text:s/></text:p>
          </table:table-cell>
          <table:table-cell office:value-type="float" office:value="2054036" table:style-name="ce11">
            <text:p>2,054,036</text:p>
          </table:table-cell>
          <table:table-cell office:value-type="float" office:value="3936014" table:style-name="ce11">
            <text:p>3,936,014</text:p>
          </table:table-cell>
          <table:table-cell office:value-type="float" office:value="4428" table:style-name="ce11">
            <text:p>4,428</text:p>
          </table:table-cell>
          <table:table-cell office:value-type="float" office:value="0.24" table:style-name="ce13">
            <text:p>0.24</text:p>
          </table:table-cell>
          <table:table-cell office:value-type="float" office:value="0.02" table:style-name="ce13">
            <text:p>0.02</text:p>
          </table:table-cell>
          <table:table-cell office:value-type="float" office:value="346.02" table:style-name="ce14">
            <text:p>346.02</text:p>
          </table:table-cell>
          <table:table-cell office:value-type="float" office:value="7769" table:style-name="ce11">
            <text:p>7,769</text:p>
          </table:table-cell>
          <table:table-cell office:value-type="float" office:value="22935" table:style-name="ce15">
            <text:p>22,935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8582" table:style-name="ce11">
            <text:p>118,582</text:p>
          </table:table-cell>
          <table:table-cell office:value-type="float" office:value="57292" table:style-name="ce11">
            <text:p>57,292</text:p>
          </table:table-cell>
          <table:table-cell office:value-type="float" office:value="1704" table:style-name="ce11">
            <text:p>1,704</text:p>
          </table:table-cell>
          <table:table-cell office:value-type="float" office:value="1740" table:style-name="ce11">
            <text:p>1,740</text:p>
          </table:table-cell>
          <table:table-cell office:value-type="float" office:value="167888" table:style-name="ce12">
            <text:p><text:s/>167,888<text:s/></text:p>
          </table:table-cell>
          <table:table-cell office:value-type="float" office:value="123605" table:style-name="ce11">
            <text:p>123,605</text:p>
          </table:table-cell>
          <table:table-cell office:value-type="float" office:value="431936" table:style-name="ce11">
            <text:p>431,936</text:p>
          </table:table-cell>
          <table:table-cell office:value-type="float" office:value="84" table:style-name="ce11">
            <text:p>84</text:p>
          </table:table-cell>
          <table:table-cell office:value-type="float" office:value="0.19" table:style-name="ce13">
            <text:p>0.19</text:p>
          </table:table-cell>
          <table:table-cell office:value-type="float" office:value="0" table:style-name="ce13">
            <text:p>0.00</text:p>
          </table:table-cell>
          <table:table-cell office:value-type="float" office:value="611.03" table:style-name="ce14">
            <text:p>611.03</text:p>
          </table:table-cell>
          <table:table-cell office:value-type="float" office:value="2954" table:style-name="ce11">
            <text:p>2,954</text:p>
          </table:table-cell>
          <table:table-cell office:value-type="float" office:value="2954" table:style-name="ce15">
            <text:p>2,95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377" table:style-name="ce11">
            <text:p>20,377</text:p>
          </table:table-cell>
          <table:table-cell office:value-type="float" office:value="13314" table:style-name="ce11">
            <text:p>13,314</text:p>
          </table:table-cell>
          <table:table-cell office:value-type="float" office:value="419" table:style-name="ce11">
            <text:p>419</text:p>
          </table:table-cell>
          <table:table-cell office:value-type="float" office:value="107" table:style-name="ce11">
            <text:p>107</text:p>
          </table:table-cell>
          <table:table-cell office:value-type="float" office:value="31385" table:style-name="ce12">
            <text:p><text:s/>31,385<text:s/></text:p>
          </table:table-cell>
          <table:table-cell office:value-type="float" office:value="17132" table:style-name="ce11">
            <text:p>17,132</text:p>
          </table:table-cell>
          <table:table-cell office:value-type="float" office:value="134735" table:style-name="ce11">
            <text:p>134,735</text:p>
          </table:table-cell>
          <table:table-cell office:value-type="float" office:value="37" table:style-name="ce11">
            <text:p>37</text:p>
          </table:table-cell>
          <table:table-cell office:value-type="float" office:value="0.32" table:style-name="ce13">
            <text:p>0.32</text:p>
          </table:table-cell>
          <table:table-cell office:value-type="float" office:value="0" table:style-name="ce13">
            <text:p>0.00</text:p>
          </table:table-cell>
          <table:table-cell office:value-type="float" office:value="3386.18" table:style-name="ce14">
            <text:p>3,386.18</text:p>
          </table:table-cell>
          <table:table-cell office:value-type="float" office:value="190" table:style-name="ce11">
            <text:p>190</text:p>
          </table:table-cell>
          <table:table-cell office:value-type="float" office:value="456" table:style-name="ce15">
            <text:p>456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78839" table:style-name="ce11">
            <text:p>2,878,839</text:p>
          </table:table-cell>
          <table:table-cell office:value-type="float" office:value="1842928" table:style-name="ce11">
            <text:p>1,842,928</text:p>
          </table:table-cell>
          <table:table-cell office:value-type="float" office:value="50343" table:style-name="ce11">
            <text:p>50,343</text:p>
          </table:table-cell>
          <table:table-cell office:value-type="float" office:value="101847" table:style-name="ce11">
            <text:p>101,847</text:p>
          </table:table-cell>
          <table:table-cell office:value-type="float" office:value="6164551" table:style-name="ce12">
            <text:p><text:s/>6,164,551<text:s/></text:p>
          </table:table-cell>
          <table:table-cell office:value-type="float" office:value="5446975" table:style-name="ce11">
            <text:p>5,446,975</text:p>
          </table:table-cell>
          <table:table-cell office:value-type="float" office:value="15856564" table:style-name="ce11">
            <text:p>15,856,564</text:p>
          </table:table-cell>
          <table:table-cell office:value-type="float" office:value="38718" table:style-name="ce11">
            <text:p>38,718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257.02999999999997" table:style-name="ce14">
            <text:p>257.03</text:p>
          </table:table-cell>
          <table:table-cell office:value-type="float" office:value="17877" table:style-name="ce11">
            <text:p>17,877</text:p>
          </table:table-cell>
          <table:table-cell office:value-type="float" office:value="51521" table:style-name="ce15">
            <text:p>51,521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2201" table:style-name="ce11">
            <text:p>1,352,201</text:p>
          </table:table-cell>
          <table:table-cell office:value-type="float" office:value="966829" table:style-name="ce11">
            <text:p>966,829</text:p>
          </table:table-cell>
          <table:table-cell office:value-type="float" office:value="6435" table:style-name="ce11">
            <text:p>6,435</text:p>
          </table:table-cell>
          <table:table-cell office:value-type="float" office:value="7298" table:style-name="ce11">
            <text:p>7,298</text:p>
          </table:table-cell>
          <table:table-cell office:value-type="float" office:value="3437535" table:style-name="ce12">
            <text:p><text:s/>3,437,535<text:s/></text:p>
          </table:table-cell>
          <table:table-cell office:value-type="float" office:value="4558987" table:style-name="ce11">
            <text:p>4,558,987</text:p>
          </table:table-cell>
          <table:table-cell office:value-type="float" office:value="3982059" table:style-name="ce11">
            <text:p>3,982,059</text:p>
          </table:table-cell>
          <table:table-cell office:value-type="float" office:value="92440" table:style-name="ce11">
            <text:p>92,440</text:p>
          </table:table-cell>
          <table:table-cell office:value-type="float" office:value="0.26" table:style-name="ce13">
            <text:p>0.26</text:p>
          </table:table-cell>
          <table:table-cell office:value-type="float" office:value="0.01" table:style-name="ce13">
            <text:p>0.01</text:p>
          </table:table-cell>
          <table:table-cell office:value-type="float" office:value="102.59" table:style-name="ce14">
            <text:p>102.59</text:p>
          </table:table-cell>
          <table:table-cell office:value-type="float" office:value="14087" table:style-name="ce11">
            <text:p>14,087</text:p>
          </table:table-cell>
          <table:table-cell office:value-type="float" office:value="37741" table:style-name="ce15">
            <text:p>37,741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4361" table:style-name="ce11">
            <text:p>1,204,361</text:p>
          </table:table-cell>
          <table:table-cell office:value-type="float" office:value="557563" table:style-name="ce11">
            <text:p>557,563</text:p>
          </table:table-cell>
          <table:table-cell office:value-type="float" office:value="5990" table:style-name="ce11">
            <text:p>5,990</text:p>
          </table:table-cell>
          <table:table-cell office:value-type="float" office:value="11232" table:style-name="ce11">
            <text:p>11,232</text:p>
          </table:table-cell>
          <table:table-cell office:value-type="float" office:value="1137971" table:style-name="ce12">
            <text:p><text:s/>1,137,971<text:s/></text:p>
          </table:table-cell>
          <table:table-cell office:value-type="float" office:value="3489551" table:style-name="ce11">
            <text:p>3,489,551</text:p>
          </table:table-cell>
          <table:table-cell office:value-type="float" office:value="4572239" table:style-name="ce11">
            <text:p>4,572,239</text:p>
          </table:table-cell>
          <table:table-cell office:value-type="float" office:value="17418" table:style-name="ce11">
            <text:p>17,418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978.81" table:style-name="ce14">
            <text:p>978.81</text:p>
          </table:table-cell>
          <table:table-cell office:value-type="float" office:value="7100" table:style-name="ce11">
            <text:p>7,100</text:p>
          </table:table-cell>
          <table:table-cell office:value-type="float" office:value="18304" table:style-name="ce15">
            <text:p>18,30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31267" table:style-name="ce11">
            <text:p>2,231,267</text:p>
          </table:table-cell>
          <table:table-cell office:value-type="float" office:value="1268856" table:style-name="ce11">
            <text:p>1,268,856</text:p>
          </table:table-cell>
          <table:table-cell office:value-type="float" office:value="15923" table:style-name="ce11">
            <text:p>15,923</text:p>
          </table:table-cell>
          <table:table-cell office:value-type="float" office:value="6699" table:style-name="ce11">
            <text:p>6,699</text:p>
          </table:table-cell>
          <table:table-cell office:value-type="float" office:value="3707522" table:style-name="ce12">
            <text:p><text:s/>3,707,522<text:s/></text:p>
          </table:table-cell>
          <table:table-cell office:value-type="float" office:value="4804978" table:style-name="ce11">
            <text:p>4,804,978</text:p>
          </table:table-cell>
          <table:table-cell office:value-type="float" office:value="10937454" table:style-name="ce11">
            <text:p>10,937,454</text:p>
          </table:table-cell>
          <table:table-cell office:value-type="float" office:value="66733" table:style-name="ce11">
            <text:p>66,733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" table:style-name="ce13">
            <text:p>0.00</text:p>
          </table:table-cell>
          <table:table-cell office:value-type="float" office:value="636.05999999999995" table:style-name="ce14">
            <text:p>636.06</text:p>
          </table:table-cell>
          <table:table-cell office:value-type="float" office:value="16499" table:style-name="ce11">
            <text:p>16,499</text:p>
          </table:table-cell>
          <table:table-cell office:value-type="float" office:value="47971" table:style-name="ce15">
            <text:p>47,971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253031" table:style-name="ce11">
            <text:p>7,253,031</text:p>
          </table:table-cell>
          <table:table-cell office:value-type="float" office:value="4803284" table:style-name="ce11">
            <text:p>4,803,284</text:p>
          </table:table-cell>
          <table:table-cell office:value-type="float" office:value="73614" table:style-name="ce11">
            <text:p>73,614</text:p>
          </table:table-cell>
          <table:table-cell office:value-type="float" office:value="52154" table:style-name="ce11">
            <text:p>52,154</text:p>
          </table:table-cell>
          <table:table-cell office:value-type="float" office:value="16317448" table:style-name="ce12">
            <text:p><text:s/>16,317,448<text:s/></text:p>
          </table:table-cell>
          <table:table-cell office:value-type="float" office:value="20381728" table:style-name="ce11">
            <text:p>20,381,728</text:p>
          </table:table-cell>
          <table:table-cell office:value-type="float" office:value="41778826" table:style-name="ce11">
            <text:p>41,778,826</text:p>
          </table:table-cell>
          <table:table-cell office:value-type="float" office:value="247292" table:style-name="ce11">
            <text:p>247,292</text:p>
          </table:table-cell>
          <table:table-cell office:value-type="float" office:value="0.28999999999999998" table:style-name="ce13">
            <text:p>0.29</text:p>
          </table:table-cell>
          <table:table-cell office:value-type="float" office:value="0.05" table:style-name="ce13">
            <text:p>0.05</text:p>
          </table:table-cell>
          <table:table-cell office:value-type="float" office:value="277.47000000000003" table:style-name="ce14">
            <text:p>277.47</text:p>
          </table:table-cell>
          <table:table-cell office:value-type="float" office:value="46098" table:style-name="ce11">
            <text:p>46,098</text:p>
          </table:table-cell>
          <table:table-cell office:value-type="float" office:value="140120" table:style-name="ce15">
            <text:p>140,12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1462" table:style-name="ce11">
            <text:p>371,462</text:p>
          </table:table-cell>
          <table:table-cell office:value-type="float" office:value="176653" table:style-name="ce11">
            <text:p>176,653</text:p>
          </table:table-cell>
          <table:table-cell office:value-type="float" office:value="2350" table:style-name="ce11">
            <text:p>2,350</text:p>
          </table:table-cell>
          <table:table-cell office:value-type="float" office:value="1768" table:style-name="ce11">
            <text:p>1,768</text:p>
          </table:table-cell>
          <table:table-cell office:value-type="float" office:value="1194511" table:style-name="ce12">
            <text:p><text:s/>1,194,511<text:s/></text:p>
          </table:table-cell>
          <table:table-cell office:value-type="float" office:value="973518" table:style-name="ce11">
            <text:p>973,518</text:p>
          </table:table-cell>
          <table:table-cell office:value-type="float" office:value="1170987" table:style-name="ce11">
            <text:p>1,170,987</text:p>
          </table:table-cell>
          <table:table-cell office:value-type="float" office:value="7240" table:style-name="ce11">
            <text:p>7,240</text:p>
          </table:table-cell>
          <table:table-cell office:value-type="float" office:value="1.29" table:style-name="ce13">
            <text:p>1.29</text:p>
          </table:table-cell>
          <table:table-cell office:value-type="float" office:value="0.83" table:style-name="ce13">
            <text:p>0.83</text:p>
          </table:table-cell>
          <table:table-cell office:value-type="float" office:value="163.13999999999999" table:style-name="ce14">
            <text:p>163.14</text:p>
          </table:table-cell>
          <table:table-cell office:value-type="float" office:value="9312" table:style-name="ce11">
            <text:p>9,312</text:p>
          </table:table-cell>
          <table:table-cell office:value-type="float" office:value="27309" table:style-name="ce15">
            <text:p>27,309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730787" table:style-name="ce11">
            <text:p>3,730,787</text:p>
          </table:table-cell>
          <table:table-cell office:value-type="float" office:value="2030599" table:style-name="ce11">
            <text:p>2,030,599</text:p>
          </table:table-cell>
          <table:table-cell office:value-type="float" office:value="142622" table:style-name="ce11">
            <text:p>142,622</text:p>
          </table:table-cell>
          <table:table-cell office:value-type="float" office:value="167233" table:style-name="ce11">
            <text:p>167,233</text:p>
          </table:table-cell>
          <table:table-cell office:value-type="float" office:value="8422826" table:style-name="ce12">
            <text:p><text:s/>8,422,826<text:s/></text:p>
          </table:table-cell>
          <table:table-cell office:value-type="float" office:value="12965014" table:style-name="ce11">
            <text:p>12,965,014</text:p>
          </table:table-cell>
          <table:table-cell office:value-type="float" office:value="21519968" table:style-name="ce11">
            <text:p>21,519,968</text:p>
          </table:table-cell>
          <table:table-cell office:value-type="float" office:value="120946" table:style-name="ce11">
            <text:p>120,946</text:p>
          </table:table-cell>
          <table:table-cell office:value-type="float" office:value="0.76" table:style-name="ce13">
            <text:p>0.76</text:p>
          </table:table-cell>
          <table:table-cell office:value-type="float" office:value="0.01" table:style-name="ce13">
            <text:p>0.01</text:p>
          </table:table-cell>
          <table:table-cell office:value-type="float" office:value="389.92" table:style-name="ce14">
            <text:p>389.92</text:p>
          </table:table-cell>
          <table:table-cell office:value-type="float" office:value="107854" table:style-name="ce11">
            <text:p>107,854</text:p>
          </table:table-cell>
          <table:table-cell office:value-type="float" office:value="289408" table:style-name="ce15">
            <text:p>289,408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05711" table:style-name="ce11">
            <text:p>6,505,711</text:p>
          </table:table-cell>
          <table:table-cell office:value-type="float" office:value="4632600" table:style-name="ce11">
            <text:p>4,632,600</text:p>
          </table:table-cell>
          <table:table-cell office:value-type="float" office:value="59480" table:style-name="ce11">
            <text:p>59,480</text:p>
          </table:table-cell>
          <table:table-cell office:value-type="float" office:value="58189" table:style-name="ce11">
            <text:p>58,189</text:p>
          </table:table-cell>
          <table:table-cell office:value-type="float" office:value="10273946" table:style-name="ce12">
            <text:p><text:s/>10,273,946<text:s/></text:p>
          </table:table-cell>
          <table:table-cell office:value-type="float" office:value="21137286" table:style-name="ce11">
            <text:p>21,137,286</text:p>
          </table:table-cell>
          <table:table-cell office:value-type="float" office:value="37210947" table:style-name="ce11">
            <text:p>37,210,947</text:p>
          </table:table-cell>
          <table:table-cell office:value-type="float" office:value="115835" table:style-name="ce11">
            <text:p>115,835</text:p>
          </table:table-cell>
          <table:table-cell office:value-type="float" office:value="0.23" table:style-name="ce13">
            <text:p>0.23</text:p>
          </table:table-cell>
          <table:table-cell office:value-type="float" office:value="0.01" table:style-name="ce13">
            <text:p>0.01</text:p>
          </table:table-cell>
          <table:table-cell office:value-type="float" office:value="660.06" table:style-name="ce14">
            <text:p>660.06</text:p>
          </table:table-cell>
          <table:table-cell office:value-type="float" office:value="32032" table:style-name="ce11">
            <text:p>32,032</text:p>
          </table:table-cell>
          <table:table-cell office:value-type="float" office:value="99288" table:style-name="ce15">
            <text:p>99,288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7451" table:style-name="ce11">
            <text:p>127,451</text:p>
          </table:table-cell>
          <table:table-cell office:value-type="float" office:value="56233" table:style-name="ce11">
            <text:p>56,233</text:p>
          </table:table-cell>
          <table:table-cell office:value-type="float" office:value="608" table:style-name="ce11">
            <text:p>608</text:p>
          </table:table-cell>
          <table:table-cell office:value-type="float" office:value="272" table:style-name="ce11">
            <text:p>272</text:p>
          </table:table-cell>
          <table:table-cell office:value-type="float" office:value="155265" table:style-name="ce12">
            <text:p><text:s/>155,265<text:s/></text:p>
          </table:table-cell>
          <table:table-cell office:value-type="float" office:value="1279952" table:style-name="ce11">
            <text:p>1,279,952</text:p>
          </table:table-cell>
          <table:table-cell office:value-type="float" office:value="418972" table:style-name="ce11">
            <text:p>418,972</text:p>
          </table:table-cell>
          <table:table-cell office:value-type="float" office:value="212" table:style-name="ce11">
            <text:p>212</text:p>
          </table:table-cell>
          <table:table-cell office:value-type="float" office:value="0.37" table:style-name="ce13">
            <text:p>0.37</text:p>
          </table:table-cell>
          <table:table-cell office:value-type="float" office:value="0.18" table:style-name="ce13">
            <text:p>0.18</text:p>
          </table:table-cell>
          <table:table-cell office:value-type="float" office:value="229.19" table:style-name="ce14">
            <text:p>229.1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5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206691" table:style-name="ce11">
            <text:p>9,206,691</text:p>
          </table:table-cell>
          <table:table-cell office:value-type="float" office:value="5840035" table:style-name="ce11">
            <text:p>5,840,035</text:p>
          </table:table-cell>
          <table:table-cell office:value-type="float" office:value="82732" table:style-name="ce11">
            <text:p>82,732</text:p>
          </table:table-cell>
          <table:table-cell office:value-type="float" office:value="39140" table:style-name="ce11">
            <text:p>39,140</text:p>
          </table:table-cell>
          <table:table-cell office:value-type="float" office:value="16250142" table:style-name="ce12">
            <text:p><text:s/>16,250,142<text:s/></text:p>
          </table:table-cell>
          <table:table-cell office:value-type="float" office:value="24038042" table:style-name="ce11">
            <text:p>24,038,042</text:p>
          </table:table-cell>
          <table:table-cell office:value-type="float" office:value="56252705" table:style-name="ce11">
            <text:p>56,252,705</text:p>
          </table:table-cell>
          <table:table-cell office:value-type="float" office:value="523415" table:style-name="ce11">
            <text:p>523,415</text:p>
          </table:table-cell>
          <table:table-cell office:value-type="float" office:value="0.2" table:style-name="ce13">
            <text:p>0.20</text:p>
          </table:table-cell>
          <table:table-cell office:value-type="float" office:value="0" table:style-name="ce13">
            <text:p>0.00</text:p>
          </table:table-cell>
          <table:table-cell office:value-type="float" office:value="331.69" table:style-name="ce14">
            <text:p>331.69</text:p>
          </table:table-cell>
          <table:table-cell office:value-type="float" office:value="143977" table:style-name="ce11">
            <text:p>143,977</text:p>
          </table:table-cell>
          <table:table-cell office:value-type="float" office:value="375142" table:style-name="ce12">
            <text:p><text:s/>375,14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5259" table:style-name="ce11">
            <text:p>505,259</text:p>
          </table:table-cell>
          <table:table-cell office:value-type="float" office:value="201680" table:style-name="ce11">
            <text:p>201,680</text:p>
          </table:table-cell>
          <table:table-cell office:value-type="float" office:value="2523" table:style-name="ce11">
            <text:p>2,523</text:p>
          </table:table-cell>
          <table:table-cell office:value-type="float" office:value="2580" table:style-name="ce11">
            <text:p>2,580</text:p>
          </table:table-cell>
          <table:table-cell office:value-type="float" office:value="653757" table:style-name="ce12">
            <text:p><text:s/>653,757<text:s/></text:p>
          </table:table-cell>
          <table:table-cell office:value-type="float" office:value="669853" table:style-name="ce11">
            <text:p>669,853</text:p>
          </table:table-cell>
          <table:table-cell office:value-type="float" office:value="761097" table:style-name="ce11">
            <text:p>761,097</text:p>
          </table:table-cell>
          <table:table-cell office:value-type="float" office:value="5174" table:style-name="ce11">
            <text:p>5,174</text:p>
          </table:table-cell>
          <table:table-cell office:value-type="float" office:value="2.37" table:style-name="ce13">
            <text:p>2.37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184.78" table:style-name="ce14">
            <text:p>184.78</text:p>
          </table:table-cell>
          <table:table-cell office:value-type="float" office:value="558" table:style-name="ce11">
            <text:p>558</text:p>
          </table:table-cell>
          <table:table-cell office:value-type="float" office:value="2119" table:style-name="ce12">
            <text:p><text:s/>2,119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89949" table:style-name="ce11">
            <text:p>189,949</text:p>
          </table:table-cell>
          <table:table-cell office:value-type="float" office:value="125585" table:style-name="ce11">
            <text:p>125,585</text:p>
          </table:table-cell>
          <table:table-cell office:value-type="float" office:value="3649" table:style-name="ce11">
            <text:p>3,649</text:p>
          </table:table-cell>
          <table:table-cell office:value-type="float" office:value="2636" table:style-name="ce11">
            <text:p>2,636</text:p>
          </table:table-cell>
          <table:table-cell office:value-type="float" office:value="287476" table:style-name="ce12">
            <text:p><text:s/>287,476<text:s/></text:p>
          </table:table-cell>
          <table:table-cell office:value-type="float" office:value="0" table:style-name="ce11">
            <text:p>0</text:p>
          </table:table-cell>
          <table:table-cell office:value-type="float" office:value="6062374" table:style-name="ce11">
            <text:p>6,062,374</text:p>
          </table:table-cell>
          <table:table-cell office:value-type="float" office:value="970" table:style-name="ce11">
            <text:p>970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613.91" table:style-name="ce14">
            <text:p>613.91</text:p>
          </table:table-cell>
          <table:table-cell office:value-type="float" office:value="3649" table:style-name="ce11">
            <text:p>3,649</text:p>
          </table:table-cell>
          <table:table-cell office:value-type="float" office:value="7444" table:style-name="ce12">
            <text:p><text:s/>7,444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913203" table:style-name="ce11">
            <text:p>58,913,203</text:p>
          </table:table-cell>
          <table:table-cell office:value-type="float" office:value="37956635" table:style-name="ce11">
            <text:p>37,956,635</text:p>
          </table:table-cell>
          <table:table-cell office:value-type="float" office:value="667358" table:style-name="ce11">
            <text:p>667,358</text:p>
          </table:table-cell>
          <table:table-cell office:value-type="float" office:value="619311" table:style-name="ce11">
            <text:p>619,311</text:p>
          </table:table-cell>
          <table:table-cell office:value-type="float" office:value="107267559" table:style-name="ce12">
            <text:p><text:s/>107,267,559<text:s/></text:p>
          </table:table-cell>
          <table:table-cell office:value-type="float" office:value="171209397" table:style-name="ce11">
            <text:p>171,209,397</text:p>
          </table:table-cell>
          <table:table-cell office:value-type="float" office:value="340536007" table:style-name="ce11">
            <text:p>340,536,007</text:p>
          </table:table-cell>
          <table:table-cell office:value-type="float" office:value="1610093" table:style-name="ce11">
            <text:p>1,610,093</text:p>
          </table:table-cell>
          <table:table-cell office:value-type="float" office:value="0.26889998617879346" table:style-name="ce13">
            <text:p>0.27</text:p>
          </table:table-cell>
          <table:table-cell office:value-type="float" office:value="0.02" table:style-name="ce13">
            <text:p>0.02</text:p>
          </table:table-cell>
          <table:table-cell office:value-type="float" office:value="462.26480799320416" table:style-name="ce14">
            <text:p>462.26</text:p>
          </table:table-cell>
          <table:table-cell office:value-type="float" office:value="606315" table:style-name="ce11">
            <text:p>606,315</text:p>
          </table:table-cell>
          <table:table-cell office:value-type="float" office:value="1662790" table:style-name="ce12">
            <text:p><text:s/>1,662,790<text:s/></text:p>
          </table:table-cell>
          <table:table-cell table:number-columns-repeated="16370"/>
        </table:table-row>
        <table:table-row table:style-name="ro5">
          <table:table-cell table:style-name="ce5"/>
          <table:table-cell table:number-columns-repeated="4" table:style-name="ce16"/>
          <table:table-cell table:style-name="ce17"/>
          <table:table-cell table:number-columns-repeated="3" table:style-name="ce16"/>
          <table:table-cell table:number-columns-repeated="2" table:style-name="ce18"/>
          <table:table-cell table:style-name="ce19"/>
          <table:table-cell table:style-name="ce16"/>
          <table:table-cell table:style-name="ce17"/>
          <table:table-cell table:number-columns-repeated="16370"/>
        </table:table-row>
        <table:table-row table:style-name="ro5">
          <table:table-cell office:value-type="string" table:style-name="ce20">
            <text:p>一、資料來源：各金融機構自行申報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二、揭露項目及認定標準：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1.流通卡數：發卡總數減停卡總數，且卡片狀況為正常者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2.有效卡數：最近六個月有消費紀錄之卡，不含Debit卡，只有郵購分期交易亦算有效卡，不含只有循環繳款之卡片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3.當月發卡數：不含補發卡、續卡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4.當月停卡數：指新增停卡部分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5.循環信用餘額：係指持卡人使用循環信用之餘額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6.未到期分期付款餘額：包括預借現金分期、消費帳款分期及帳單分期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7.當月簽帳金額：係指持卡人當月刷卡消費金額，如屬分期消費帳款應於消費當月全數申報本欄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8.當月預借現金金額：係指持卡人當月動用預借現金金額，如屬分期預借現金應於動用當月全數申報本欄。</text:p>
          </table:table-cell>
          <table:table-cell table:number-columns-repeated="3" table:style-name="ce21"/>
          <table:table-cell table:number-columns-repeated="16380" table:style-name="ce1"/>
        </table:table-row>
        <table:table-row table:style-name="ro5">
          <table:table-cell office:value-type="string" table:style-name="ce20">
            <text:p>　9.逾期帳款：指持卡人每月繳款金額未達最低應繳金額、及雖未超逾期限但已向主、從債務人訴追者，其應付帳款。</text:p>
          </table:table-cell>
          <table:table-cell table:number-columns-repeated="3" table:style-name="ce21"/>
          <table:table-cell table:number-columns-repeated="16380"/>
        </table:table-row>
        <table:table-row table:style-name="ro5">
          <table:table-cell office:value-type="string" table:style-name="ce20">
            <text:p>　　　　　　　若持卡人已逾期達數月，而嗣後繳付金額僅涵蓋一個月的最低應繳金額，則逾期期間減少一個月，須</text:p>
          </table:table-cell>
          <table:table-cell table:number-columns-repeated="3" table:style-name="ce21"/>
          <table:table-cell table:number-columns-repeated="16380"/>
        </table:table-row>
        <table:table-row table:style-name="ro5">
          <table:table-cell office:value-type="string" table:style-name="ce20">
            <text:p>　　　　　　　俟持卡人將所積欠各期最低應繳金額全部償還後，始得回復為未逾期。</text:p>
          </table:table-cell>
          <table:table-cell table:number-columns-repeated="3" table:style-name="ce21"/>
          <table:table-cell table:number-columns-repeated="16380"/>
        </table:table-row>
        <table:table-row table:style-name="ro5">
          <table:table-cell office:value-type="string" table:style-name="ce20">
            <text:p>　10.備抵呆帳提足率：實際提列備抵呆帳占應提備抵呆帳之比率。</text:p>
          </table:table-cell>
          <table:table-cell table:number-columns-repeated="3" table:style-name="ce21"/>
          <table:table-cell table:number-columns-repeated="16380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303.$A$1:11303.$N$22" table:base-cell-address="113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number number:decimal-places="0" number:min-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邱靖雯</meta:initial-creator>
    <dc:creator>邱靖雯</dc:creator>
    <meta:creation-date>2024-04-30T07:24:54Z</meta:creation-date>
    <dc:date>2024-04-30T07:25:44Z</dc:date>
  </office:meta>
</office:document-meta>
</file>